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ThreadContext.beginContext( ControlContain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ThreadContext.ge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ThreadContext.endContext( ControlContainer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